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8pt" fo:language="de" fo:country="DE"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fo:language="de" fo:country="DE" fo:font-weight="bold" style:font-size-asian="18pt" style:font-weight-asian="bold" style:font-size-complex="18pt" style:font-weight-complex="bold"/>
    </style:style>
    <style:style style:name="P3" style:family="paragraph" style:parent-style-name="Standard">
      <style:paragraph-properties fo:text-align="end" style:justify-single-word="false"/>
      <style:text-properties fo:font-size="16pt" fo:language="de" fo:country="DE"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color="#000000" style:font-name="Times New Roman" fo:font-size="12pt" fo:language="de" fo:country="DE" style:font-name-asian="Tahoma" style:font-size-asian="12pt" style:font-name-complex="Tahoma" style:font-size-complex="12pt"/>
    </style:style>
    <style:style style:name="P5" style:family="paragraph" style:parent-style-name="Standard">
      <style:paragraph-properties fo:text-align="justify" style:justify-single-word="false"/>
      <style:text-properties style:font-name="Times New Roman" fo:font-size="12pt" fo:language="de" fo:country="DE" fo:font-weight="normal" style:font-size-asian="12pt" style:font-weight-asian="normal" style:font-size-complex="12pt" style:font-weight-complex="normal"/>
    </style:style>
    <style:style style:name="P6" style:family="paragraph" style:parent-style-name="Standard">
      <style:paragraph-properties fo:text-align="justify" style:justify-single-word="true"/>
      <style:text-properties style:font-name="Times New Roman" fo:font-size="12pt" fo:language="de" fo:country="D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language="de" fo:country="DE" style:font-size-asian="12pt" style:font-size-complex="12pt"/>
    </style:style>
    <style:style style:name="P8" style:family="paragraph" style:parent-style-name="Standard">
      <style:paragraph-properties fo:text-align="justify" style:justify-single-word="true"/>
      <style:text-properties fo:font-size="18pt" fo:language="de" fo:country="DE" fo:font-weight="bold" style:font-size-asian="18pt" style:font-weight-asian="bold" style:font-size-complex="18pt" style:font-weight-complex="bold"/>
    </style:style>
    <style:style style:name="P9" style:family="paragraph" style:parent-style-name="Standard" style:master-page-name="">
      <style:paragraph-properties fo:margin-left="0cm" fo:margin-right="0.746cm" fo:text-align="justify" style:justify-single-word="false" fo:text-indent="0cm" style:auto-text-indent="false" style:page-number="auto"/>
      <style:text-properties style:font-name="Times New Roman" fo:font-size="12pt" fo:language="de" fo:country="DE"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color="#000000" style:font-name="Times New Roman" fo:font-size="10pt" style:font-name-asian="Tahoma" style:font-size-asian="10pt" style:font-name-complex="Tahoma" style:font-size-complex="10pt"/>
    </style:style>
    <style:style style:name="T4" style:family="text">
      <style:text-properties fo:color="#000000" style:font-name="Times New Roman" style:font-name-asian="Tahoma" style:font-name-complex="Tahoma"/>
    </style:style>
    <style:style style:name="T5" style:family="text">
      <style:text-properties fo:color="#000000" style:font-name-asian="Tahoma" style:font-name-complex="Tahoma"/>
    </style:style>
    <style:style style:name="T6" style:family="text">
      <style:text-properties fo:color="#000000" fo:font-size="10pt" style:font-name-asian="Tahoma" style:font-size-asian="10pt" style:font-name-complex="Tahoma" style:font-size-complex="10pt"/>
    </style:style>
    <style:style style:name="T7" style:family="text">
      <style:text-properties style:font-name="Times New Roman"/>
    </style:style>
    <style:style style:name="T8"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1"/>
      <text:p text:style-name="P1"/>
      <text:p text:style-name="P1"><text:s text:c="73"/><text:span text:style-name="T1"><text:s/>Kurzfassung</text:span></text:p>
      <text:p text:style-name="P8"/>
      <text:p text:style-name="P6"><text:s/>Durch die zunehmende Integration und Unterstützung von Computern vielfältiger Form in <text:s/>unserem Alltag, wird das Paradigma der „Ambient Intelligence“ in nächster Zeit immer mehr an Relevanz gewinnen. Das Thema beschäftigt sich mit einer intelligenten Umgebung, die sensitiv und adaptiv auf die Anwesenheit von Menschen und Objekten reagiert und dabei dem Menschen bei der Lösung von Aufgaben unterstützt. In diesen Kontext, muss man sich auch Gedanken über die Interaktion und Bedienmuster mit den Komponenten in der Umgebung machen. <text:s/>Künstliche Eingabegeräte wie Tastatur oder Maus <text:span text:style-name="T5">werden im Prozess der Verbreitung von Ambient Intelligence durch benutzerfreundliche Schnittstellen ersetzt. Gestensteuerung als natürliche Interaktionsform bietet hierfür vielversprechende Möglichkeiten.</text:span></text:p>
      <text:p text:style-name="P6"><text:s text:c="2"/>In der vorliegenden Arbeit wird eine System zur Gesten basierten Interaktion mit <text:s/>Alltags gebräuchlichen Komponenten, wie z.b Lampen, Funksteckdosen, Heizung oder Jalousie in intelligenten Räumen vorgestellt. Dabei werden einzelne Aspekte wie der Umgang mit der <text:s/>Tiefenbildkamera, die als Schnittstelle zwischen Anwender und Steuerungseinheit fungiert, analysiert und deren Zusammenhang schließlich konzipiert und realisiert. <text:s text:c="4"/></text:p>
      <text:p text:style-name="P5"/>
      <text:p text:style-name="P7"/>
      <text:p text:style-name="P4"/>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73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9M37S</meta:editing-duration>
    <meta:editing-cycles>12</meta:editing-cycles>
    <meta:generator>OpenOffice/4.1.0$Win32 OpenOffice.org_project/410m18$Build-9764</meta:generator>
    <dc:date>2014-07-31T11:33:34.23</dc:date>
    <meta:print-date>2014-07-28T15:56:18.22</meta:print-date>
    <meta:document-statistic meta:table-count="0" meta:image-count="0" meta:object-count="0" meta:page-count="1" meta:paragraph-count="4" meta:word-count="156" meta:character-count="1305"/>
    <meta:user-defined meta:name="Info 1"/>
    <meta:user-defined meta:name="Info 2"/>
    <meta:user-defined meta:name="Info 3"/>
    <meta:user-defined meta:name="Info 4"/>
  </office:meta>
</office:document-meta>
</file>